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Padrão-subtitle">
      <style:graphic-properties draw:fill-color="#ffffff" fo:min-height="19.363cm"/>
    </style:style>
    <style:style style:name="pr2" style:family="presentation" style:parent-style-name="Padrão-notes">
      <style:graphic-properties draw:fill-color="#ffffff" draw:auto-grow-height="true" fo:min-height="13.364cm"/>
    </style:style>
    <style:style style:name="pr3" style:family="presentation" style:parent-style-name="Padrão-subtitle">
      <style:graphic-properties draw:fill-color="#ffffff" fo:min-height="19.563cm"/>
    </style:style>
    <style:style style:name="pr4" style:family="presentation" style:parent-style-name="Padrão-notes">
      <style:graphic-properties draw:fill-color="#ffffff" fo:min-height="13.364cm"/>
    </style:style>
    <style:style style:name="pr5" style:family="presentation" style:parent-style-name="Padrão-subtitle">
      <style:graphic-properties draw:fill-color="#ffffff" fo:min-height="19.2cm"/>
    </style:style>
    <style:style style:name="pr6" style:family="presentation" style:parent-style-name="Padrão-subtitle">
      <style:graphic-properties draw:fill-color="#ffffff" fo:min-height="19.963cm"/>
    </style:style>
    <style:style style:name="pr7" style:family="presentation" style:parent-style-name="Padrão-subtitle">
      <style:graphic-properties draw:fill-color="#ffffff" fo:min-height="19.763cm"/>
    </style:style>
    <style:style style:name="pr8" style:family="presentation" style:parent-style-name="Padrão-subtitle">
      <style:graphic-properties draw:fill-color="#ffffff" fo:min-height="16.255cm"/>
    </style:style>
    <style:style style:name="P1" style:family="paragraph">
      <style:text-properties fo:font-size="54pt"/>
    </style:style>
    <style:style style:name="P2" style:family="paragraph">
      <loext:graphic-properties draw:fill-color="#ffffff"/>
      <style:text-properties fo:font-size="54pt"/>
    </style:style>
    <style:style style:name="P3" style:family="paragraph">
      <loext:graphic-properties draw:fill-color="#ffffff"/>
    </style:style>
    <style:style style:name="P4" style:family="paragraph">
      <style:text-properties fo:font-size="32pt"/>
    </style:style>
    <style:style style:name="P5" style:family="paragraph">
      <loext:graphic-properties draw:fill-color="#ffffff"/>
      <style:text-properties fo:font-size="32pt"/>
    </style:style>
    <style:style style:name="P6" style:family="paragraph">
      <loext:graphic-properties draw:fill-color="#ffffff"/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32">
        <draw:frame presentation:style-name="pr1" draw:text-style-name="P2" draw:layer="layout" svg:width="25.199cm" svg:height="19.363cm" svg:x="1.4cm" svg:y="0.837cm" presentation:class="subtitle" presentation:user-transformed="true">
          <draw:text-box>
            <text:p text:style-name="P1">É inédito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1T32">
        <draw:frame presentation:style-name="pr1" draw:text-style-name="P5" draw:layer="layout" svg:width="25.199cm" svg:height="19.363cm" svg:x="1.4cm" svg:y="0.837cm" presentation:class="subtitle" presentation:user-transformed="true">
          <draw:text-box>
            <text:p text:style-name="P4">Não dá para explicar o que Deus vai fazer, porque poder não se explica, glorifica quem quer receber.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1T32">
        <draw:frame presentation:style-name="pr3" draw:text-style-name="P3" draw:layer="layout" svg:width="25.199cm" svg:height="19.563cm" svg:x="1.4cm" svg:y="0.837cm" presentation:class="subtitle" presentation:user-transformed="true">
          <draw:text-box>
            <text:p>É inédito, o que acontece quando o povo de Deus reunido está.</text:p>
            <text:p>Ninguém sabe como vai ser o culto, sente que a glória vai enchendo o lugar.</text:p>
            <text:p>No começo até parece igual, porém o que ninguém explica é o final. 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1T32">
        <draw:frame presentation:style-name="pr3" draw:text-style-name="P3" draw:layer="layout" svg:width="25.199cm" svg:height="19.563cm" svg:x="1.4cm" svg:y="0.837cm" presentation:class="subtitle" presentation:user-transformed="true">
          <draw:text-box>
            <text:p>Deus tem sempre uma grande <text:s/>surpresa em festa espiritual.</text:p>
            <text:p>De repente o Espírito muda o programa, é muita unção,glória que Deus derrama.</text:p>
            <text:p>A igreja se alegra,canta e dá glória.</text:p>
            <text:p>O mal vai embora, é fogo é chama.</text:p>
            <text:p>Inédito, é uma surpresa o agir do Senhor. <text:s/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1T32">
        <draw:frame presentation:style-name="pr5" draw:text-style-name="P3" draw:layer="layout" svg:width="25.8cm" svg:height="19.2cm" svg:x="1.2cm" svg:y="1.2cm" presentation:class="subtitle" presentation:user-transformed="true">
          <draw:text-box>
            <text:p>Ele cura, batiza,transforma,liberta,opera milagres,abençoa o povo.</text:p>
            <text:p>Pode agir da mesma maneira mas o que Deus faz é novo.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1T32">
        <draw:frame presentation:style-name="pr5" draw:text-style-name="P3" draw:layer="layout" svg:width="25.8cm" svg:height="19.2cm" svg:x="1.2cm" svg:y="1.2cm" presentation:class="subtitle" presentation:user-transformed="true">
          <draw:text-box>
            <text:p>Ele cura, batiza,transforma,liberta,opera milagres,abençoa o povo.</text:p>
            <text:p>Pode agir da mesma maneira mas o que Deus faz é novo.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1T32">
        <draw:frame presentation:style-name="pr6" draw:text-style-name="P3" draw:layer="layout" svg:width="27.275cm" svg:height="19.963cm" svg:x="0.4cm" svg:y="0.837cm" presentation:class="subtitle" presentation:user-transformed="true">
          <draw:text-box>
            <text:p>Quem nunca cantou então comece a louvar,quem nunca chorou não pode segurar,as lágrimas descem dos olhos,não resiste a glória que envolve o lugar.</text:p>
            <text:p>Quem chegou ferido se esquece da dor, quem entrou perdendo sai vencedor.</text:p>
            <text:p>É inédito, é uma surpresa o agir do Senhor.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1T32">
        <draw:frame presentation:style-name="pr7" draw:text-style-name="P3" draw:layer="layout" svg:width="25.199cm" svg:height="19.763cm" svg:x="1.4cm" svg:y="0.837cm" presentation:class="subtitle" presentation:user-transformed="true">
          <draw:text-box>
            <text:p>Pela primeira vez Deus respondeu o altar, pela primeira vez o fogo veio queimar, pela primeira vez a muralha caiu, pela primeira vez o grande mar se abriu.</text:p>
            <text:p>Pode ser hoje a primeira vez, você vai sentir o que nunca sentiu.</text:p>
            <text:p>Fogo, poder e unção. Fogo, poder e unção.</text:p>
            <text:p>Pode ser hoje, pode ser hoje, pode ser hoje, pode ser hoje.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1T32">
        <draw:frame presentation:style-name="pr6" draw:text-style-name="P5" draw:layer="layout" svg:width="27.275cm" svg:height="19.963cm" svg:x="0.4cm" svg:y="0.837cm" presentation:class="subtitle" presentation:user-transformed="true">
          <draw:text-box>
            <text:p text:style-name="P4">Quem nunca cantou então comece a louvar,quem nunca chorou não pode segurar,as lágrimas descem dos olhos,não resiste a glória que envolve o lugar.</text:p>
            <text:p text:style-name="P4">Quem chegou ferido se esquece da dor, quem entrou perdendo sai vencedor.</text:p>
            <text:p text:style-name="P4">É inédito, é uma surpresa o agir do Senhor.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1T32">
        <draw:frame presentation:style-name="pr5" draw:text-style-name="P5" draw:layer="layout" svg:width="25.8cm" svg:height="19.2cm" svg:x="1.2cm" svg:y="1.2cm" presentation:class="subtitle" presentation:user-transformed="true">
          <draw:text-box>
            <text:p text:style-name="P4">Ele cura, batiza,transforma,liberta,opera milagres,abençoa o povo.</text:p>
            <text:p text:style-name="P4">Pode agir da mesma maneira mas o que Deus faz é novo.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adrão" presentation:presentation-page-layout-name="AL1T32">
        <draw:frame presentation:style-name="pr8" draw:text-style-name="P3" draw:layer="layout" svg:width="25.199cm" svg:height="16.255cm" svg:x="1.4cm" svg:y="0.837cm" presentation:class="subtitle">
          <draw:text-box>
            <text:p>Ele opera milagres, abençoa o povo,o que Deus faz é novo.</text:p>
            <text:p>Ele cura, batiza,transforma, libertares,opera milagres abençoa o povo, pode agir da mesma maneira. O que Deus faz é novo.</text:p>
            <text:p>É inédito.</text:p>
            <text:p>É inédito.</text:p>
            <text:p>É inédito.</text:p>
            <text:p/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adrão" presentation:presentation-page-layout-name="AL1T32">
        <draw:frame presentation:style-name="pr8" draw:text-style-name="P3" draw:layer="layout" svg:width="25.199cm" svg:height="16.255cm" svg:x="1.4cm" svg:y="0.837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03T16:17:52.269338245</meta:creation-date>
    <dc:date>2016-04-03T17:23:45.070492063</dc:date>
    <meta:editing-duration>PT1M2S</meta:editing-duration>
    <meta:editing-cycles>1</meta:editing-cycles>
    <meta:document-statistic meta:object-count="57"/>
    <meta:generator>LibreOffice/4.4.6.3$Linux_X86_64 LibreOffice_project/40m0$Build-3</meta:generator>
  </office:meta>
</office:document-meta>
</file>